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254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003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118cm" fo:min-width="2.54cm" fo:padding-top="0.071cm" fo:padding-bottom="0.071cm" fo:padding-left="0.071cm" fo:padding-right="0.071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text-transform="uppercase"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text-transform="uppercase" fo:color="#000000" style:font-name="Calibri" fo:font-size="6pt" style:font-name-asian="Calibri" style:font-size-asian="6pt" style:font-name-complex="Calibri" style:font-size-complex="6pt"/>
    </style:style>
    <style:style style:name="T3" style:family="text">
      <style:text-properties fo:color="#000000" style:font-name="Calibri" fo:font-size="8pt" fo:font-weight="bold" fo:background-color="#ffffff" style:font-name-asian="Calibri" style:font-size-asian="8pt" style:font-weight-asian="bold" style:font-name-complex="Calibri" style:font-size-complex="8pt" style:font-weight-complex="bold"/>
    </style:style>
    <style:style style:name="T4" style:family="text">
      <style:text-properties fo:color="#000000" style:font-name="Calibri" fo:font-size="6pt" fo:font-weight="bold" fo:background-color="#ffffff" style:font-name-asian="Calibri" style:font-size-asian="6pt" style:font-weight-asian="bold" style:font-name-complex="Calibri" style:font-size-complex="6pt" style:font-weight-complex="bold"/>
    </style:style>
    <style:style style:name="T5" style:family="text"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7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8" style:family="text">
      <style:text-properties fo:color="#000000" style:font-name="Calibri" fo:font-size="16pt" style:font-name-asian="Calibri" style:font-size-asian="16pt" style:font-name-complex="Calibri" style:font-size-complex="16pt"/>
    </style:style>
    <style:style style:name="T9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0" style:family="text">
      <style:text-properties fo:color="#000000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0.9cm" svg:height="0.9cm" svg:x="3.5cm" svg:y="3.3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3.3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3.35cm">
            <draw:text-box>
              <text:p text:style-name="P3"><text:span text:style-name="T1">X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9cm" svg:x="3.5cm" svg:y="5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5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5.1cm">
            <draw:text-box>
              <text:p text:style-name="P3"><text:span text:style-name="T1">X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9cm" svg:x="3.5cm" svg:y="6.8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6.8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6.85cm">
            <draw:text-box>
              <text:p text:style-name="P3"><text:span text:style-name="T1">X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9cm" svg:x="3.5cm" svg:y="10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10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10.1cm">
            <draw:text-box>
              <text:p text:style-name="P3"><text:span text:style-name="T1">X</text:span><text:span text:style-name="T2">20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2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2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2.1cm">
            <draw:text-box>
              <text:p text:style-name="P3"><text:span text:style-name="T1">z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4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4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4.1cm">
            <draw:text-box>
              <text:p text:style-name="P3"><text:span text:style-name="T1">z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6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6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6.1cm">
            <draw:text-box>
              <text:p text:style-name="P3"><text:span text:style-name="T1">z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8.75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8.75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8.75cm">
            <draw:text-box>
              <text:p text:style-name="P3"><text:span text:style-name="T1">z</text:span><text:span text:style-name="T2">100</text:span></text:p>
            </draw:text-box>
          </draw:frame>
        </draw:g>
        <draw:g>
          <draw:g>
            <draw:path draw:style-name="gr1" draw:text-style-name="P1" draw:layer="layout" svg:width="0.9cm" svg:height="0.88cm" svg:x="10.1cm" svg:y="2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  <draw:path draw:style-name="gr2" draw:text-style-name="P2" draw:layer="layout" svg:width="0.9cm" svg:height="0.88cm" svg:x="10.1cm" svg:y="2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</draw:g>
          <draw:frame draw:style-name="gr3" draw:text-style-name="P2" draw:layer="layout" svg:width="0.9cm" svg:height="0.9cm" svg:x="10.1cm" svg:y="2.6cm">
            <draw:text-box>
              <text:p text:style-name="P3"><text:span text:style-name="T1">z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88cm" svg:x="10.1cm" svg:y="4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  <draw:path draw:style-name="gr2" draw:text-style-name="P2" draw:layer="layout" svg:width="0.9cm" svg:height="0.88cm" svg:x="10.1cm" svg:y="4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</draw:g>
          <draw:frame draw:style-name="gr3" draw:text-style-name="P2" draw:layer="layout" svg:width="0.9cm" svg:height="0.9cm" svg:x="10.1cm" svg:y="4.6cm">
            <draw:text-box>
              <text:p text:style-name="P3"><text:span text:style-name="T1">z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879cm" svg:x="10.1cm" svg:y="6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0.1cm" svg:y="6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0.1cm" svg:y="6.6cm">
            <draw:text-box>
              <text:p text:style-name="P3"><text:span text:style-name="T1">z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879cm" svg:x="10.1cm" svg:y="9.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0.1cm" svg:y="9.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0.1cm" svg:y="9.5cm">
            <draw:text-box>
              <text:p text:style-name="P3"><text:span text:style-name="T1">z</text:span><text:span text:style-name="T2">95</text:span></text:p>
            </draw:text-box>
          </draw:frame>
        </draw:g>
        <draw:g>
          <draw:g>
            <draw:path draw:style-name="gr1" draw:text-style-name="P1" draw:layer="layout" svg:width="0.9cm" svg:height="0.9cm" svg:x="12.8cm" svg:y="3.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12.8cm" svg:y="3.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2.8cm" svg:y="3.5cm">
            <draw:text-box>
              <text:p text:style-name="P3"><text:span text:style-name="T1">y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879cm" svg:x="12.8cm" svg:y="5.5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2.8cm" svg:y="5.5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2.8cm" svg:y="5.55cm">
            <draw:text-box>
              <text:p text:style-name="P3"><text:span text:style-name="T1">y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879cm" svg:x="12.8cm" svg:y="7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2.8cm" svg:y="7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2.8cm" svg:y="7.6cm">
            <draw:text-box>
              <text:p text:style-name="P3"><text:span text:style-name="T1">Y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879cm" svg:x="12.8cm" svg:y="9.6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2.8cm" svg:y="9.6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2.8cm" svg:y="9.65cm">
            <draw:text-box>
              <text:p text:style-name="P3"><text:span text:style-name="T1">y</text:span><text:span text:style-name="T2">14</text:span></text:p>
            </draw:text-box>
          </draw:frame>
        </draw:g>
        <draw:g>
          <draw:line draw:style-name="gr4" draw:text-style-name="P2" draw:layer="layout" svg:x1="4.349cm" svg:y1="3.592cm" svg:x2="6.801cm" svg:y2="2.55cm">
            <text:p/>
          </draw:line>
          <draw:frame draw:style-name="gr5" draw:text-style-name="P5" draw:layer="layout" svg:width="2.663cm" svg:height="0.423cm" draw:transform="rotate (0.401774793809095) translate (4.266cm 3.397cm)">
            <draw:text-box>
              <text:p text:style-name="P4"><text:span text:style-name="T3">V</text:span><text:span text:style-name="T4">10</text:span></text:p>
            </draw:text-box>
          </draw:frame>
        </draw:g>
        <draw:line draw:style-name="gr6" draw:text-style-name="P2" draw:layer="layout" svg:x1="4.4cm" svg:y1="3.8cm" svg:x2="6.801cm" svg:y2="4.551cm">
          <text:p/>
        </draw:line>
        <draw:g>
          <draw:line draw:style-name="gr4" draw:text-style-name="P2" draw:layer="layout" svg:x1="7.7cm" svg:y1="2.55cm" svg:x2="10.101cm" svg:y2="3.051cm">
            <text:p/>
          </draw:line>
          <draw:frame draw:style-name="gr5" draw:text-style-name="P5" draw:layer="layout" svg:width="2.452cm" svg:height="0.423cm" draw:transform="rotate (-0.205425252959732) translate (7.743cm 2.343cm)">
            <draw:text-box>
              <text:p text:style-name="P4"><text:span text:style-name="T3">V</text:span><text:span text:style-name="T4">10</text:span></text:p>
            </draw:text-box>
          </draw:frame>
        </draw:g>
        <draw:line draw:style-name="gr6" draw:text-style-name="P2" draw:layer="layout" svg:x1="7.173cm" svg:y1="16.274cm" svg:x2="10.874cm" svg:y2="14.673cm">
          <text:p/>
        </draw:line>
        <draw:line draw:style-name="gr6" draw:text-style-name="P2" draw:layer="layout" svg:x1="8.064cm" svg:y1="17.165cm" svg:x2="11.765cm" svg:y2="15.564cm">
          <text:p/>
        </draw:line>
        <draw:line draw:style-name="gr6" draw:text-style-name="P2" draw:layer="layout" svg:x1="8.955cm" svg:y1="18.056cm" svg:x2="12.656cm" svg:y2="16.455cm">
          <text:p/>
        </draw:line>
        <draw:g>
          <draw:line draw:style-name="gr4" draw:text-style-name="P2" draw:layer="layout" svg:x1="4.4cm" svg:y1="3.8cm" svg:x2="6.801cm" svg:y2="4.551cm">
            <text:p/>
          </draw:line>
          <draw:frame draw:style-name="gr5" draw:text-style-name="P5" draw:layer="layout" svg:width="2.514cm" svg:height="0.423cm" draw:transform="rotate (-0.302814625221017) translate (4.463cm 3.599cm)">
            <draw:text-box>
              <text:p text:style-name="P4"><text:span text:style-name="T3">V</text:span><text:span text:style-name="T4">20</text:span></text:p>
            </draw:text-box>
          </draw:frame>
        </draw:g>
        <draw:line draw:style-name="gr4" draw:text-style-name="P2" draw:layer="layout" svg:x1="4.344cm" svg:y1="4.017cm" svg:x2="6.801cm" svg:y2="6.551cm">
          <text:p/>
        </draw:line>
        <draw:line draw:style-name="gr4" draw:text-style-name="P2" draw:layer="layout" svg:x1="4.137cm" svg:y1="4.209cm" svg:x2="6.8cm" svg:y2="9.201cm">
          <text:p/>
        </draw:line>
        <draw:line draw:style-name="gr6" draw:text-style-name="P2" draw:layer="layout" svg:x1="4.4cm" svg:y1="5.551cm" svg:x2="6.801cm" svg:y2="4.55cm">
          <text:p/>
        </draw:line>
        <draw:line draw:style-name="gr6" draw:text-style-name="P2" draw:layer="layout" svg:x1="4.228cm" svg:y1="5.197cm" svg:x2="6.802cm" svg:y2="2.55cm">
          <text:p/>
        </draw:line>
        <draw:line draw:style-name="gr6" draw:text-style-name="P2" draw:layer="layout" svg:x1="4.4cm" svg:y1="7.301cm" svg:x2="6.801cm" svg:y2="2.55cm">
          <text:p/>
        </draw:line>
        <draw:line draw:style-name="gr4" draw:text-style-name="P2" draw:layer="layout" svg:x1="4.293cm" svg:y1="10.259cm" svg:x2="6.801cm" svg:y2="2.55cm">
          <text:p/>
        </draw:line>
        <draw:line draw:style-name="gr6" draw:text-style-name="P2" draw:layer="layout" svg:x1="4.4cm" svg:y1="5.55cm" svg:x2="6.801cm" svg:y2="6.551cm">
          <text:p/>
        </draw:line>
        <draw:line draw:style-name="gr6" draw:text-style-name="P2" draw:layer="layout" svg:x1="4.316cm" svg:y1="5.812cm" svg:x2="6.801cm" svg:y2="9.201cm">
          <text:p/>
        </draw:line>
        <draw:line draw:style-name="gr6" draw:text-style-name="P2" draw:layer="layout" svg:x1="4.4cm" svg:y1="7.301cm" svg:x2="6.801cm" svg:y2="4.55cm">
          <text:p/>
        </draw:line>
        <draw:line draw:style-name="gr6" draw:text-style-name="P2" draw:layer="layout" svg:x1="4.4cm" svg:y1="7.301cm" svg:x2="6.801cm" svg:y2="6.55cm">
          <text:p/>
        </draw:line>
        <draw:line draw:style-name="gr6" draw:text-style-name="P2" draw:layer="layout" svg:x1="4.4cm" svg:y1="7.3cm" svg:x2="6.801cm" svg:y2="9.201cm">
          <text:p/>
        </draw:line>
        <draw:line draw:style-name="gr4" draw:text-style-name="P2" draw:layer="layout" svg:x1="4.347cm" svg:y1="10.339cm" svg:x2="6.801cm" svg:y2="4.55cm">
          <text:p/>
        </draw:line>
        <draw:g>
          <draw:line draw:style-name="gr4" draw:text-style-name="P2" draw:layer="layout" svg:x1="4.4cm" svg:y1="10.551cm" svg:x2="6.801cm" svg:y2="6.55cm">
            <text:p/>
          </draw:line>
          <draw:frame draw:style-name="gr5" draw:text-style-name="P5" draw:layer="layout" svg:width="4.665cm" svg:height="0.423cm" draw:transform="rotate (1.03044239037745) translate (4.219cm 10.441cm)">
            <draw:text-box>
              <text:p text:style-name="P4"><text:span text:style-name="T3">V</text:span><text:span text:style-name="T4">3 20</text:span></text:p>
            </draw:text-box>
          </draw:frame>
        </draw:g>
        <draw:g>
          <draw:line draw:style-name="gr4" draw:text-style-name="P2" draw:layer="layout" svg:x1="4.328cm" svg:y1="10.795cm" svg:x2="6.801cm" svg:y2="9.2cm">
            <text:p/>
          </draw:line>
          <draw:frame draw:style-name="gr5" draw:text-style-name="P5" draw:layer="layout" svg:width="2.941cm" svg:height="0.423cm" draw:transform="rotate (0.57264252757934) translate (4.214cm 10.617cm)">
            <draw:text-box>
              <text:p text:style-name="P4"><text:span text:style-name="T3">V</text:span><text:span text:style-name="T4">100</text:span><text:span text:style-name="T3"> </text:span><text:span text:style-name="T4">20</text:span></text:p>
            </draw:text-box>
          </draw:frame>
        </draw:g>
        <draw:g>
          <draw:line draw:style-name="gr4" draw:text-style-name="P2" draw:layer="layout" svg:x1="7.643cm" svg:y1="2.769cm" svg:x2="10.101cm" svg:y2="5.051cm">
            <text:p/>
          </draw:line>
          <draw:frame draw:style-name="gr5" draw:text-style-name="P5" draw:layer="layout" svg:width="3.353cm" svg:height="0.423cm" draw:transform="rotate (-0.748397183255168) translate (7.787cm 2.614cm)">
            <draw:text-box>
              <text:p text:style-name="P4"><text:span text:style-name="T3">V</text:span><text:span text:style-name="T4">20</text:span></text:p>
            </draw:text-box>
          </draw:frame>
        </draw:g>
        <draw:line draw:style-name="gr4" draw:text-style-name="P2" draw:layer="layout" svg:x1="7.544cm" svg:y1="2.891cm" svg:x2="10.102cm" svg:y2="7.051cm">
          <text:p/>
        </draw:line>
        <draw:line draw:style-name="gr4" draw:text-style-name="P2" draw:layer="layout" svg:x1="7.25cm" svg:y1="3cm" svg:x2="10.101cm" svg:y2="9.951cm">
          <text:p/>
        </draw:line>
        <draw:line draw:style-name="gr4" draw:text-style-name="P2" draw:layer="layout" svg:x1="7.7cm" svg:y1="4.55cm" svg:x2="10.101cm" svg:y2="5.051cm">
          <text:p/>
        </draw:line>
        <draw:line draw:style-name="gr4" draw:text-style-name="P2" draw:layer="layout" svg:x1="7.597cm" svg:y1="4.837cm" svg:x2="10.101cm" svg:y2="7.051cm">
          <text:p/>
        </draw:line>
        <draw:line draw:style-name="gr4" draw:text-style-name="P2" draw:layer="layout" svg:x1="7.25cm" svg:y1="5cm" svg:x2="10.101cm" svg:y2="9.951cm">
          <text:p/>
        </draw:line>
        <draw:line draw:style-name="gr6" draw:text-style-name="P2" draw:layer="layout" svg:x1="7.7cm" svg:y1="4.551cm" svg:x2="10.101cm" svg:y2="3.05cm">
          <text:p/>
        </draw:line>
        <draw:line draw:style-name="gr6" draw:text-style-name="P2" draw:layer="layout" svg:x1="7.7cm" svg:y1="6.551cm" svg:x2="10.101cm" svg:y2="3.05cm">
          <text:p/>
        </draw:line>
        <draw:line draw:style-name="gr4" draw:text-style-name="P2" draw:layer="layout" svg:x1="7.598cm" svg:y1="8.916cm" svg:x2="10.101cm" svg:y2="3.05cm">
          <text:p/>
        </draw:line>
        <draw:line draw:style-name="gr6" draw:text-style-name="P2" draw:layer="layout" svg:x1="7.7cm" svg:y1="6.551cm" svg:x2="10.101cm" svg:y2="5.05cm">
          <text:p/>
        </draw:line>
        <draw:line draw:style-name="gr6" draw:text-style-name="P2" draw:layer="layout" svg:x1="7.658cm" svg:y1="6.74cm" svg:x2="10.101cm" svg:y2="7.051cm">
          <text:p/>
        </draw:line>
        <draw:line draw:style-name="gr6" draw:text-style-name="P2" draw:layer="layout" svg:x1="7.609cm" svg:y1="6.821cm" svg:x2="10.101cm" svg:y2="9.951cm">
          <text:p/>
        </draw:line>
        <draw:line draw:style-name="gr4" draw:text-style-name="P2" draw:layer="layout" svg:x1="7.7cm" svg:y1="9.201cm" svg:x2="10.101cm" svg:y2="5.05cm">
          <text:p/>
        </draw:line>
        <draw:g>
          <draw:line draw:style-name="gr4" draw:text-style-name="P2" draw:layer="layout" svg:x1="7.642cm" svg:y1="9.423cm" svg:x2="10.101cm" svg:y2="7.05cm">
            <text:p/>
          </draw:line>
          <draw:frame draw:style-name="gr5" draw:text-style-name="P5" draw:layer="layout" svg:width="3.416cm" svg:height="0.423cm" draw:transform="rotate (0.767421272101907) translate (7.496cm 9.27cm)">
            <draw:text-box>
              <text:p text:style-name="P4"><text:span text:style-name="T3">V</text:span><text:span text:style-name="T4">3 100</text:span></text:p>
            </draw:text-box>
          </draw:frame>
        </draw:g>
        <draw:g>
          <draw:line draw:style-name="gr4" draw:text-style-name="P2" draw:layer="layout" svg:x1="7.642cm" svg:y1="9.422cm" svg:x2="10.101cm" svg:y2="9.951cm">
            <text:p/>
          </draw:line>
          <draw:frame draw:style-name="gr5" draw:text-style-name="P5" draw:layer="layout" svg:width="2.515cm" svg:height="0.423cm" draw:transform="rotate (-0.211708438266913) translate (7.686cm 9.216cm)">
            <draw:text-box>
              <text:p text:style-name="P4"><text:span text:style-name="T3">V</text:span><text:span text:style-name="T4">100 95</text:span></text:p>
            </draw:text-box>
          </draw:frame>
        </draw:g>
        <draw:g>
          <draw:line draw:style-name="gr4" draw:text-style-name="P2" draw:layer="layout" svg:x1="11cm" svg:y1="3.05cm" svg:x2="12.801cm" svg:y2="3.951cm">
            <text:p/>
          </draw:line>
          <draw:frame draw:style-name="gr5" draw:text-style-name="P5" draw:layer="layout" svg:width="2.012cm" svg:height="0.423cm" draw:transform="rotate (-0.463559449329694) translate (11.094cm 2.861cm)">
            <draw:text-box>
              <text:p text:style-name="P4"><text:span text:style-name="T3">W</text:span><text:span text:style-name="T4">10</text:span></text:p>
            </draw:text-box>
          </draw:frame>
        </draw:g>
        <draw:g>
          <draw:line draw:style-name="gr4" draw:text-style-name="P2" draw:layer="layout" svg:x1="10.944cm" svg:y1="3.267cm" svg:x2="12.801cm" svg:y2="6.001cm">
            <text:p/>
          </draw:line>
          <draw:frame draw:style-name="gr5" draw:text-style-name="P5" draw:layer="layout" svg:width="3.304cm" svg:height="0.423cm" draw:transform="rotate (-0.974242788463235) translate (11.119cm 3.148cm)">
            <draw:text-box>
              <text:p text:style-name="P4"><text:span text:style-name="T3">W</text:span><text:span text:style-name="T4">20</text:span></text:p>
            </draw:text-box>
          </draw:frame>
        </draw:g>
        <draw:line draw:style-name="gr4" draw:text-style-name="P2" draw:layer="layout" svg:x1="10.821cm" svg:y1="3.409cm" svg:x2="12.801cm" svg:y2="8.051cm">
          <text:p/>
        </draw:line>
        <draw:line draw:style-name="gr4" draw:text-style-name="P2" draw:layer="layout" svg:x1="10.55cm" svg:y1="3.5cm" svg:x2="12.801cm" svg:y2="10.101cm">
          <text:p/>
        </draw:line>
        <draw:line draw:style-name="gr6" draw:text-style-name="P2" draw:layer="layout" svg:x1="11cm" svg:y1="5.051cm" svg:x2="12.801cm" svg:y2="3.95cm">
          <text:p/>
        </draw:line>
        <draw:line draw:style-name="gr6" draw:text-style-name="P2" draw:layer="layout" svg:x1="10.965cm" svg:y1="6.877cm" svg:x2="12.801cm" svg:y2="3.95cm">
          <text:p/>
        </draw:line>
        <draw:line draw:style-name="gr4" draw:text-style-name="P2" draw:layer="layout" svg:x1="10.926cm" svg:y1="9.704cm" svg:x2="12.801cm" svg:y2="3.95cm">
          <text:p/>
        </draw:line>
        <draw:line draw:style-name="gr6" draw:text-style-name="P2" draw:layer="layout" svg:x1="10.961cm" svg:y1="5.234cm" svg:x2="12.801cm" svg:y2="6.001cm">
          <text:p/>
        </draw:line>
        <draw:line draw:style-name="gr6" draw:text-style-name="P2" draw:layer="layout" svg:x1="10.964cm" svg:y1="7.227cm" svg:x2="12.801cm" svg:y2="8.051cm">
          <text:p/>
        </draw:line>
        <draw:g>
          <draw:line draw:style-name="gr6" draw:text-style-name="P2" draw:layer="layout" svg:x1="11cm" svg:y1="9.95cm" svg:x2="12.801cm" svg:y2="10.101cm">
            <text:p/>
          </draw:line>
          <draw:frame draw:style-name="gr5" draw:text-style-name="P5" draw:layer="layout" svg:width="1.806cm" svg:height="0.423cm" draw:transform="rotate (-0.0830776723949296) translate (11.018cm 9.74cm)">
            <draw:text-box>
              <text:p text:style-name="P4"><text:span text:style-name="T3">W</text:span><text:span text:style-name="T4">14 95</text:span></text:p>
            </draw:text-box>
          </draw:frame>
        </draw:g>
        <draw:line draw:style-name="gr4" draw:text-style-name="P2" draw:layer="layout" svg:x1="10.957cm" svg:y1="9.76cm" svg:x2="12.801cm" svg:y2="6cm">
          <text:p/>
        </draw:line>
        <draw:g>
          <draw:line draw:style-name="gr4" draw:text-style-name="P2" draw:layer="layout" svg:x1="11cm" svg:y1="9.951cm" svg:x2="12.801cm" svg:y2="8.05cm">
            <text:p/>
          </draw:line>
          <draw:frame draw:style-name="gr5" draw:text-style-name="P5" draw:layer="layout" svg:width="2.617cm" svg:height="0.423cm" draw:transform="rotate (0.81245076680336) translate (10.847cm 9.805cm)">
            <draw:text-box>
              <text:p text:style-name="P4"><text:span text:style-name="T3">W</text:span><text:span text:style-name="T4">3 95</text:span></text:p>
            </draw:text-box>
          </draw:frame>
        </draw:g>
        <draw:line draw:style-name="gr6" draw:text-style-name="P2" draw:layer="layout" svg:x1="10.961cm" svg:y1="5.234cm" svg:x2="12.801cm" svg:y2="8.051cm">
          <text:p/>
        </draw:line>
        <draw:line draw:style-name="gr4" draw:text-style-name="P2" draw:layer="layout" svg:x1="10.808cm" svg:y1="5.419cm" svg:x2="12.801cm" svg:y2="10.101cm">
          <text:p/>
        </draw:line>
        <draw:line draw:style-name="gr6" draw:text-style-name="P2" draw:layer="layout" svg:x1="11cm" svg:y1="7.051cm" svg:x2="12.801cm" svg:y2="6cm">
          <text:p/>
        </draw:line>
        <draw:line draw:style-name="gr6" draw:text-style-name="P2" draw:layer="layout" svg:x1="10.909cm" svg:y1="7.321cm" svg:x2="12.801cm" svg:y2="10.101cm">
          <text:p/>
        </draw:line>
        <draw:frame draw:style-name="gr7" draw:text-style-name="P2" draw:layer="layout" svg:width="0.5cm" svg:height="2.624cm" svg:x="3.7cm" svg:y="7.588cm">
          <draw:text-box>
            <text:p text:style-name="P3"><text:span text:style-name="T5">.</text:span></text:p>
            <text:p text:style-name="P3"><text:span text:style-name="T5">.</text:span></text:p>
            <text:p text:style-name="P3"><text:span text:style-name="T5">.</text:span></text:p>
            <text:p text:style-name="P3"><text:span text:style-name="T6"/></text:p>
          </draw:text-box>
        </draw:frame>
        <draw:frame draw:style-name="gr8" draw:text-style-name="P2" draw:layer="layout" svg:width="0.378cm" svg:height="2.712cm" svg:x="7.061cm" svg:y="6.644cm">
          <draw:text-box>
            <text:p text:style-name="P3"><text:span text:style-name="T7">.</text:span></text:p>
            <text:p text:style-name="P3"><text:span text:style-name="T7">.</text:span></text:p>
            <text:p text:style-name="P3"><text:span text:style-name="T7">.</text:span></text:p>
            <text:p text:style-name="P3"><text:span text:style-name="T8"/></text:p>
          </draw:text-box>
        </draw:frame>
        <draw:frame draw:style-name="gr9" draw:text-style-name="P2" draw:layer="layout" svg:width="0.318cm" svg:height="2.624cm" svg:x="10.391cm" svg:y="7.261cm">
          <draw:text-box>
            <text:p text:style-name="P3"><text:span text:style-name="T5">.</text:span></text:p>
            <text:p text:style-name="P3"><text:span text:style-name="T5">.</text:span></text:p>
            <text:p text:style-name="P3"><text:span text:style-name="T5">.</text:span></text:p>
            <text:p text:style-name="P3"><text:span text:style-name="T6"/></text:p>
          </draw:text-box>
        </draw:frame>
        <draw:frame draw:style-name="gr10" draw:text-style-name="P2" draw:layer="layout" svg:width="0.35cm" svg:height="1.738cm" svg:x="13.075cm" svg:y="8.361cm">
          <draw:text-box>
            <text:p text:style-name="P3"><text:span text:style-name="T9">.</text:span></text:p>
            <text:p text:style-name="P3"><text:span text:style-name="T9">.</text:span></text:p>
            <text:p text:style-name="P3"><text:span text:style-name="T9">.</text:span></text:p>
            <text:p text:style-name="P3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6T12:27:32.880000000</dc:date>
    <meta:editing-duration>PT19M54S</meta:editing-duration>
    <meta:editing-cycles>1</meta:editing-cycles>
    <meta:document-statistic meta:object-count="160"/>
    <meta:generator>LibreOffice/5.4.1.2$Windows_x86 LibreOffice_project/ea7cb86e6eeb2bf3a5af73a8f7777ac570321527</meta:generator>
  </office:meta>
</office:document-meta>
</file>